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1" style:family="table">
      <style:table-properties style:width="18.408cm" fo:margin-left="0cm" fo:margin-right="0.058cm" fo:break-before="page" table:align="margins"/>
    </style:style>
    <style:style style:name="Tableau1.A" style:family="table-column">
      <style:table-column-properties style:column-width="3.995cm" style:rel-column-width="2265*"/>
    </style:style>
    <style:style style:name="Tableau1.B" style:family="table-column">
      <style:table-column-properties style:column-width="9.499cm" style:rel-column-width="5385*"/>
    </style:style>
    <style:style style:name="Tableau1.C" style:family="table-column">
      <style:table-column-properties style:column-width="4.914cm" style:rel-column-width="2786*"/>
    </style:style>
    <style:style style:name="Tableau1.A1" style:family="table-cell">
      <style:table-cell-properties fo:padding="0cm" fo:border="none"/>
    </style:style>
    <style:style style:name="Tableau1.A3" style:family="table-cell">
      <style:table-cell-properties fo:background-color="transparent" fo:padding="0cm" fo:border="none">
        <style:background-image/>
      </style:table-cell-properties>
    </style:style>
    <style:style style:name="Tableau1.B5" style:family="table-cell">
      <style:table-cell-properties fo:padding="0.049cm" fo:border-left="none" fo:border-right="none" fo:border-top="none" fo:border-bottom="0.05pt solid #808080"/>
    </style:style>
    <style:style style:name="Tableau1.B6" style:family="table-cell">
      <style:table-cell-properties fo:padding="0.049cm" fo:border-left="none" fo:border-right="none" fo:border-top="none" fo:border-bottom="0.05pt solid #808080"/>
    </style:style>
    <style:style style:name="Tableau1.B7" style:family="table-cell">
      <style:table-cell-properties fo:padding="0.049cm" fo:border-left="none" fo:border-right="none" fo:border-top="none" fo:border-bottom="0.05pt solid #808080"/>
    </style:style>
    <style:style style:name="Tableau1.B8" style:family="table-cell">
      <style:table-cell-properties fo:padding="0.049cm" fo:border-left="none" fo:border-right="none" fo:border-top="none" fo:border-bottom="0.05pt solid #808080"/>
    </style:style>
    <style:style style:name="Tableau1.B9" style:family="table-cell">
      <style:table-cell-properties fo:padding="0.049cm" fo:border="none"/>
    </style:style>
    <style:style style:name="Tableau1.12" style:family="table-row">
      <style:table-row-properties style:min-row-height="0.582cm"/>
    </style:style>
    <style:style style:name="Tableau1.B12" style:family="table-cell">
      <style:table-cell-properties fo:padding="0.049cm" fo:border-left="none" fo:border-right="none" fo:border-top="none" fo:border-bottom="0.05pt solid #808080"/>
    </style:style>
    <style:style style:name="Tableau1.B13" style:family="table-cell">
      <style:table-cell-properties fo:padding="0.049cm" fo:border-left="none" fo:border-right="none" fo:border-top="none" fo:border-bottom="0.05pt solid #808080"/>
    </style:style>
    <style:style style:name="Tableau1.B14" style:family="table-cell">
      <style:table-cell-properties fo:padding="0.049cm" fo:border-left="none" fo:border-right="none" fo:border-top="none" fo:border-bottom="0.05pt solid #808080"/>
    </style:style>
    <style:style style:name="Tableau1.B15" style:family="table-cell">
      <style:table-cell-properties fo:padding="0.049cm" fo:border-left="none" fo:border-right="none" fo:border-top="none" fo:border-bottom="0.05pt solid #808080"/>
    </style:style>
    <style:style style:name="Tableau1.B16" style:family="table-cell">
      <style:table-cell-properties fo:padding="0.049cm" fo:border="none"/>
    </style:style>
    <style:style style:name="Tableau1.31" style:family="table-row">
      <style:table-row-properties style:min-row-height="2.325cm"/>
    </style:style>
    <style:style style:name="Tableau3" style:family="table">
      <style:table-properties style:width="14.314cm" table:align="margins"/>
    </style:style>
    <style:style style:name="Tableau3.A" style:family="table-column">
      <style:table-column-properties style:column-width="6.271cm" style:rel-column-width="3405*"/>
    </style:style>
    <style:style style:name="Tableau3.B" style:family="table-column">
      <style:table-column-properties style:column-width="8.043cm" style:rel-column-width="4367*"/>
    </style:style>
    <style:style style:name="Tableau3.A1" style:family="table-cell">
      <style:table-cell-properties style:writing-mode="page"/>
    </style:style>
    <style:style style:name="Tableau2" style:family="table">
      <style:table-properties style:width="10.097cm" fo:break-before="page" table:align="left"/>
    </style:style>
    <style:style style:name="Tableau2.A" style:family="table-column">
      <style:table-column-properties style:column-width="1.683cm"/>
    </style:style>
    <style:style style:name="Tableau2.1" style:family="table-row">
      <style:table-row-properties style:min-row-height="2.499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0.363cm"/>
    </style:style>
    <style:style style:name="Tableau2.A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2.F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au2.A3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leau2.F3" style:family="table-cell">
      <style:table-cell-properties fo:padding="0cm" fo:border="0.05pt solid #000000" style:writing-mode="page"/>
    </style:style>
    <style:style style:name="Tableau2.4" style:family="table-row">
      <style:table-row-properties style:min-row-height="0.7cm"/>
    </style:style>
    <style:style style:name="Tableau2.A4" style:family="table-cell">
      <style:table-cell-properties style:vertical-align="middle" fo:padding="0cm" fo:border-left="0.05pt solid #000000" fo:border-right="none" fo:border-top="0.05pt solid #000000" fo:border-bottom="0.05pt solid #000000" style:writing-mode="page"/>
    </style:style>
    <style:style style:name="Tableau2.E4" style:family="table-cell">
      <style:table-cell-properties style:vertical-align="middle" fo:padding="0cm" fo:border="0.05pt solid #000000" style:writing-mode="page"/>
    </style:style>
    <style:style style:name="Tableau3" style:family="table">
      <style:table-properties style:width="14.314cm" table:align="margins"/>
    </style:style>
    <style:style style:name="Tableau3.A" style:family="table-column">
      <style:table-column-properties style:column-width="6.271cm" style:rel-column-width="3405*"/>
    </style:style>
    <style:style style:name="Tableau3.B" style:family="table-column">
      <style:table-column-properties style:column-width="8.043cm" style:rel-column-width="4367*"/>
    </style:style>
    <style:style style:name="Tableau3.A1" style:family="table-cell">
      <style:table-cell-properties style:writing-mode="page"/>
    </style:style>
    <style:style style:name="P1" style:family="paragraph" style:parent-style-name="Footer">
      <style:text-properties officeooo:paragraph-rsid="00ec21fa"/>
    </style:style>
    <style:style style:name="P2" style:family="paragraph" style:parent-style-name="Standard">
      <style:text-properties style:font-name="Helvetica LT Std" fo:font-size="8.05000019073486pt" style:font-size-asian="10.5pt" style:font-size-complex="11.8999996185303pt"/>
    </style:style>
    <style:style style:name="P3" style:family="paragraph" style:parent-style-name="Standard">
      <style:text-properties style:font-name="Helvetica LT Std" fo:font-size="8.05000019073486pt" style:font-size-asian="10.5pt" style:font-size-complex="10pt"/>
    </style:style>
    <style:style style:name="P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8pt" officeooo:rsid="00e51dcc" officeooo:paragraph-rsid="00eb89ed" style:font-size-asian="10pt" style:font-size-complex="10pt"/>
    </style:style>
    <style:style style:name="P5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8pt" officeooo:rsid="00e51dcc" officeooo:paragraph-rsid="00eb89e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 LT Std" fo:font-size="8pt" officeooo:rsid="00e51dcc" officeooo:paragraph-rsid="00e51dcc" style:font-size-asian="10pt" style:font-size-complex="10pt"/>
    </style:style>
    <style:style style:name="P7" style:family="paragraph" style:parent-style-name="Table_20_Contents">
      <style:paragraph-properties fo:margin-left="0cm" fo:margin-right="0.127cm" fo:text-align="center" style:justify-single-word="false" fo:text-indent="0cm" style:auto-text-indent="false"/>
      <style:text-properties style:font-name="Helvetica LT Std" fo:font-size="8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Helvetica LT Std" fo:font-size="8pt" style:font-size-asian="10pt" style:font-size-complex="10pt"/>
    </style:style>
    <style:style style:name="P9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Helvetica LT Std" fo:font-size="4pt" style:font-size-asian="6pt" style:font-size-complex="6pt"/>
    </style:style>
    <style:style style:name="P10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Helvetica LT Std" fo:font-size="4pt" style:font-size-asian="6pt" style:font-size-complex="6pt"/>
    </style:style>
    <style:style style:name="P11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Helvetica LT Std" fo:font-size="4pt" officeooo:rsid="00ea7865" officeooo:paragraph-rsid="00ea7865" style:font-size-asian="6pt" style:font-size-complex="6pt"/>
    </style:style>
    <style:style style:name="P12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5pt" fo:font-weight="bold" officeooo:paragraph-rsid="00caa4eb" style:font-name-asian="Microsoft YaHei" style:font-size-asian="15pt" style:font-weight-asian="bold" style:font-name-complex="Mangal1" style:font-size-complex="15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font-size="10.0500001907349pt" officeooo:paragraph-rsid="00caa4eb" style:font-size-asian="10pt" style:font-size-complex="10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font-size="6pt" style:font-size-asian="5.25pt" style:font-size-complex="6pt"/>
    </style:style>
    <style:style style:name="P15" style:family="paragraph" style:parent-style-name="Heading">
      <style:paragraph-properties fo:margin-top="0cm" fo:margin-bottom="0cm" style:contextual-spacing="false" fo:line-height="115%" fo:text-align="start" style:justify-single-word="false" fo:padding="0cm" fo:border="none" style:shadow="none" fo:keep-with-next="always" style:writing-mode="page" style:join-border="true"/>
      <style:text-properties fo:color="#808080" loext:opacity="100%" style:font-name="Helvetica LT Std" fo:font-size="10pt" fo:font-weight="normal" officeooo:paragraph-rsid="00caa4eb" style:font-name-asian="Microsoft YaHei" style:font-size-asian="12pt" style:font-name-complex="Mangal1" style:font-size-complex="12pt"/>
    </style:style>
    <style:style style:name="P16" style:family="paragraph" style:parent-style-name="Text_20_body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fo:padding="0cm" fo:border="none" style:shadow="none" style:writing-mode="page" style:join-border="true"/>
      <style:text-properties fo:color="#000000" loext:opacity="100%" style:font-name="Helvetica LT Std" fo:font-size="10pt" fo:font-weight="normal" officeooo:paragraph-rsid="00caa4eb" style:font-name-asian="Microsoft YaHei" style:font-size-asian="10pt" style:font-weight-asian="normal" style:font-name-complex="Mangal1" style:font-size-complex="10pt" style:font-weight-complex="normal"/>
    </style:style>
    <style:style style:name="P17" style:family="paragraph" style:parent-style-name="Text_20_body">
      <style:paragraph-properties fo:margin-left="0cm" fo:margin-right="0.127cm" fo:line-height="115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fo:color="#b3b3b3" loext:opacity="100%" style:font-name="Helvetica LT Std" fo:font-size="10pt" officeooo:rsid="00e2873f" officeooo:paragraph-rsid="00e2873f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left="0.3cm" fo:margin-right="0.101cm" fo:margin-top="0.109cm" fo:margin-bottom="0.166cm" style:contextual-spacing="false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font-size="8pt" officeooo:paragraph-rsid="00ec21fa" style:font-size-asian="11.8999996185303pt" style:font-size-complex="11.8999996185303pt"/>
    </style:style>
    <style:style style:name="P19" style:family="paragraph" style:parent-style-name="Heading_20_2">
      <style:text-properties style:font-name="Helvetica LT Std" fo:font-size="10pt" style:font-size-asian="14pt" style:font-size-complex="14pt"/>
    </style:style>
    <style:style style:name="P20" style:family="paragraph" style:parent-style-name="Heading_20_2">
      <style:text-properties style:font-name="Helvetica LT Std" fo:font-size="10pt" officeooo:rsid="00d1d894" officeooo:paragraph-rsid="00d1d894" style:font-size-asian="14pt" style:font-size-complex="14pt"/>
    </style:style>
    <style:style style:name="P21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 fo:font-size="10pt" style:font-size-asian="14pt" style:font-size-complex="14pt"/>
    </style:style>
    <style:style style:name="P22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0pt" fo:font-style="normal" fo:font-weight="normal" officeooo:rsid="00d2a953" officeooo:paragraph-rsid="00d2a953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23" style:family="paragraph" style:parent-style-name="Heading_20_2">
      <loext:graphic-properties draw:fill-gradient-name="gradient" draw:fill-hatch-name="hatch"/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0pt" fo:font-style="normal" fo:font-weight="normal" officeooo:rsid="00d2a953" officeooo:paragraph-rsid="00e51dcc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24" style:family="paragraph" style:parent-style-name="Heading_20_3">
      <style:text-properties fo:color="#b3b3b3" loext:opacity="100%" style:font-name="Helvetica LT Std" fo:font-size="10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25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fo:color="#b3b3b3" loext:opacity="100%" style:font-name="Helvetica LT Std" fo:font-size="10pt" fo:font-weight="normal" officeooo:rsid="00cbba0f" officeooo:paragraph-rsid="00cbba0f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officeooo:rsid="00e0c18b" officeooo:paragraph-rsid="00e2873f" style:font-size-asian="14pt" style:font-size-complex="14pt"/>
    </style:style>
    <style:style style:name="P27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8pt" fo:font-weight="normal" officeooo:rsid="00d2a953" officeooo:paragraph-rsid="00d2a953" style:font-name-asian="Microsoft YaHei" style:font-size-asian="8.75pt" style:font-weight-asian="bold" style:font-name-complex="Mangal1" style:font-size-complex="10pt" style:font-weight-complex="bold"/>
    </style:style>
    <style:style style:name="P28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8pt" fo:font-weight="normal" officeooo:rsid="00d2a953" officeooo:paragraph-rsid="00e42342" style:font-name-asian="Microsoft YaHei" style:font-size-asian="8.75pt" style:font-weight-asian="bold" style:font-name-complex="Mangal1" style:font-size-complex="10pt" style:font-weight-complex="bold"/>
    </style:style>
    <style:style style:name="P29" style:family="paragraph" style:parent-style-name="Heading_20_3"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8pt" fo:font-style="normal" fo:font-weight="normal" officeooo:rsid="00d2a953" officeooo:paragraph-rsid="00e42342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0" style:family="paragraph" style:parent-style-name="Heading_20_3">
      <loext:graphic-properties draw:fill-gradient-name="gradient" draw:fill-hatch-name="hatch"/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8pt" fo:font-style="normal" fo:font-weight="normal" officeooo:rsid="00d2a953" officeooo:paragraph-rsid="00e51dcc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1" style:family="paragraph" style:parent-style-name="Heading_20_3">
      <style:text-properties style:font-name="Helvetica LT Std" fo:font-size="10pt" officeooo:rsid="00ef68d3" officeooo:paragraph-rsid="00ef68d3" style:font-size-asian="14pt" style:font-size-complex="14pt"/>
    </style:style>
    <style:style style:name="P32" style:family="paragraph" style:parent-style-name="Heading_20_3">
      <style:text-properties style:font-name="Helvetica LT Std" fo:font-size="10pt" officeooo:rsid="00d2a953" officeooo:paragraph-rsid="00d2a953" style:font-size-asian="14pt" style:font-size-complex="14pt"/>
    </style:style>
    <style:style style:name="P33" style:family="paragraph" style:parent-style-name="Heading_20_3">
      <style:text-properties style:font-name="Helvetica LT Std" fo:font-size="10pt" officeooo:rsid="00caa4eb" officeooo:paragraph-rsid="00caa4eb" style:font-size-asian="14pt" style:font-size-complex="14pt"/>
    </style:style>
    <style:style style:name="P34" style:family="paragraph" style:parent-style-name="Heading_20_3">
      <style:text-properties style:font-name="Helvetica LT Std" fo:font-size="10pt" officeooo:rsid="00cb191a" officeooo:paragraph-rsid="00cb191a" style:font-size-asian="14pt" style:font-size-complex="14pt"/>
    </style:style>
    <style:style style:name="P35" style:family="paragraph" style:parent-style-name="Heading_20_3">
      <style:text-properties style:font-name="Helvetica LT Std" fo:font-size="10pt" officeooo:paragraph-rsid="00b96422" style:font-size-asian="14pt" style:font-size-complex="14pt"/>
    </style:style>
    <style:style style:name="P36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style:font-name="Helvetica LT Std" fo:font-size="10pt" officeooo:rsid="00e0c18b" officeooo:paragraph-rsid="00e0c18b" style:font-size-asian="14pt" style:font-size-complex="14pt"/>
    </style:style>
    <style:style style:name="P37" style:family="paragraph" style:parent-style-name="Heading_20_3">
      <style:text-properties style:font-name="Helvetica LT Std" fo:font-size="10pt" officeooo:paragraph-rsid="00ba659c" style:font-size-asian="14pt" style:font-size-complex="14pt"/>
    </style:style>
    <style:style style:name="P38" style:family="paragraph" style:parent-style-name="Heading_20_3">
      <style:text-properties style:font-name="Helvetica LT Std" fo:font-size="10pt" style:font-size-asian="14pt" style:font-size-complex="14pt"/>
    </style:style>
    <style:style style:name="P39" style:family="paragraph" style:parent-style-name="Heading_20_3">
      <style:text-properties style:font-name="Helvetica LT Std" fo:font-size="10pt" officeooo:rsid="00c2d9f5" officeooo:paragraph-rsid="00c2d9f5" style:font-size-asian="14pt" style:font-size-complex="14pt"/>
    </style:style>
    <style:style style:name="P40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color="#000000" loext:opacity="100%"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41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font-size="7pt" style:font-size-asian="11.8999996185303pt" style:font-size-complex="11.8999996185303pt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5pt" fo:font-style="normal" officeooo:rsid="00f2f6e0" officeooo:paragraph-rsid="00f2f6e0" style:font-size-asian="17pt" style:font-style-asian="normal" style:font-size-complex="17pt" style:font-style-complex="normal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6pt" fo:font-style="normal" officeooo:rsid="00caa4eb" officeooo:paragraph-rsid="00caa4eb" style:font-size-asian="14pt" style:font-style-asian="normal" style:font-size-complex="14pt" style:font-style-complex="normal"/>
    </style:style>
    <style:style style:name="P44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9pt" officeooo:paragraph-rsid="00c2d9f5" style:font-size-asian="10.5pt" style:font-size-complex="14pt"/>
    </style:style>
    <style:style style:name="P45" style:family="paragraph" style:parent-style-name="Table_20_Contents">
      <loext:graphic-properties draw:fill-gradient-name="gradient" draw:fill-hatch-name="hatch"/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9pt" officeooo:paragraph-rsid="00ec21fa" style:font-size-asian="10.5pt" style:font-size-complex="14pt"/>
    </style:style>
    <style:style style:name="P46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9pt" officeooo:paragraph-rsid="00e0c18b" style:font-size-asian="10.5pt" style:font-size-complex="14pt"/>
    </style:style>
    <style:style style:name="P47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9pt" officeooo:paragraph-rsid="00e51dcc" style:font-size-asian="10.5pt" style:font-size-complex="14pt"/>
    </style:style>
    <style:style style:name="P48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9pt" officeooo:rsid="00e0c18b" officeooo:paragraph-rsid="00e0c18b" style:font-size-asian="10.5pt" style:font-size-complex="14pt"/>
    </style:style>
    <style:style style:name="P49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9pt" officeooo:rsid="00e0c18b" officeooo:paragraph-rsid="00e2873f" style:font-size-asian="10.5pt" style:font-size-complex="14pt"/>
    </style:style>
    <style:style style:name="P50" style:family="paragraph" style:parent-style-name="Table_20_Contents">
      <loext:graphic-properties draw:fill="none" draw:fill-hatch-name="hatch"/>
      <style:paragraph-properties fo:margin-left="0.101cm" fo:margin-right="0.101cm" fo:margin-top="0.055cm" fo:margin-bottom="0.109cm" style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9pt" officeooo:rsid="01185d22" officeooo:paragraph-rsid="00e2873f" style:font-size-asian="10.5pt" style:font-size-complex="14pt"/>
    </style:style>
    <style:style style:name="P51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9pt" fo:font-weight="normal" officeooo:rsid="00d1d894" officeooo:paragraph-rsid="00e2873f" style:font-size-asian="10.5pt" style:font-weight-asian="normal" style:font-size-complex="14pt" style:font-weight-complex="normal"/>
    </style:style>
    <style:style style:name="P52" style:family="paragraph" style:parent-style-name="Table_20_Contents">
      <style:paragraph-properties fo:line-height="115%"/>
      <style:text-properties style:font-name="Helvetica LT Std" fo:font-size="9pt" fo:font-weight="normal" officeooo:paragraph-rsid="00dc0398" style:font-size-asian="10.5pt" style:font-weight-asian="normal" style:font-size-complex="14pt" style:font-weight-complex="normal"/>
    </style:style>
    <style:style style:name="P53" style:family="paragraph" style:parent-style-name="Table_20_Contents">
      <style:paragraph-properties fo:margin-top="0.127cm" fo:margin-bottom="0.127cm" style:contextual-spacing="false" fo:line-height="115%"/>
      <style:text-properties style:font-name="Helvetica LT Std" fo:font-size="9pt" fo:font-weight="normal" officeooo:rsid="011ff175" officeooo:paragraph-rsid="00cbba0f" style:font-size-asian="10.5pt" style:font-weight-asian="normal" style:font-size-complex="14pt" style:font-weight-complex="normal"/>
    </style:style>
    <style:style style:name="P54" style:family="paragraph" style:parent-style-name="Table_20_Contents">
      <style:paragraph-properties fo:margin-top="0.127cm" fo:margin-bottom="0.55cm" style:contextual-spacing="false" fo:line-height="115%"/>
      <style:text-properties style:font-name="Helvetica LT Std" fo:font-size="9pt" fo:font-weight="normal" officeooo:rsid="016f9ac5" officeooo:paragraph-rsid="00cbba0f" style:font-size-asian="10.5pt" style:font-weight-asian="normal" style:font-size-complex="14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style:font-name="Helvetica LT Std" fo:font-size="9pt" fo:font-weight="normal" officeooo:rsid="00d1d894" officeooo:paragraph-rsid="00f6e5b0" style:font-size-asian="10.5pt" style:font-weight-asian="normal" style:font-size-complex="7pt" style:font-weight-complex="normal"/>
    </style:style>
    <style:style style:name="P56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end" style:justify-single-word="false"/>
      <style:text-properties style:font-name="Helvetica LT Std" fo:font-size="9pt" fo:font-weight="normal" officeooo:rsid="00d1d894" officeooo:paragraph-rsid="00f6e5b0" style:font-size-asian="10.5pt" style:font-weight-asian="normal" style:font-size-complex="7pt" style:font-weight-complex="normal"/>
    </style:style>
    <style:style style:name="P57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/>
      <style:text-properties style:font-name="Helvetica LT Std" fo:font-size="9pt" fo:font-weight="normal" officeooo:rsid="00b96422" officeooo:paragraph-rsid="00e2873f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9pt" fo:font-weight="bold" officeooo:rsid="00cbba0f" officeooo:paragraph-rsid="00cbba0f" style:font-size-asian="10.5pt" style:font-weight-asian="bold" style:font-size-complex="14pt" style:font-weight-complex="bold"/>
    </style:style>
    <style:style style:name="P59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9pt" fo:font-weight="bold" officeooo:rsid="00cbba0f" officeooo:paragraph-rsid="00e2873f" style:font-size-asian="10.5pt" style:font-weight-asian="bold" style:font-size-complex="14pt" style:font-weight-complex="bold"/>
    </style:style>
    <style:style style:name="P60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9pt" fo:font-weight="normal" officeooo:rsid="00cb191a" officeooo:paragraph-rsid="00ef68d3" style:font-size-asian="10.5pt" style:font-weight-asian="normal" style:font-size-complex="14pt" style:font-weight-complex="normal"/>
    </style:style>
    <style:style style:name="P61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9pt" fo:font-weight="normal" officeooo:rsid="00cb191a" officeooo:paragraph-rsid="00d2a953" style:font-size-asian="10.5pt" style:font-weight-asian="normal" style:font-size-complex="14pt" style:font-weight-complex="normal"/>
    </style:style>
    <style:style style:name="P62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9pt" fo:font-weight="normal" officeooo:rsid="00cb191a" officeooo:paragraph-rsid="00cb191a" style:font-size-asian="10.5pt" style:font-weight-asian="normal" style:font-size-complex="14pt" style:font-weight-complex="normal"/>
    </style:style>
    <style:style style:name="P63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9pt" fo:font-weight="normal" officeooo:rsid="00b96422" officeooo:paragraph-rsid="00cb191a" style:font-size-asian="10.5pt" style:font-weight-asian="normal" style:font-size-complex="14pt" style:font-weight-complex="normal"/>
    </style:style>
    <style:style style:name="P64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808080" loext:opacity="100%" style:font-name="Helvetica LT Std" fo:font-size="9pt" fo:font-weight="normal" officeooo:rsid="00d1d894" officeooo:paragraph-rsid="00da48ab" style:font-size-asian="10.5pt" style:font-weight-asian="normal" style:font-size-complex="14pt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9pt" fo:font-style="normal" fo:font-weight="normal" officeooo:rsid="00f51bb3" officeooo:paragraph-rsid="00f51bb3" style:font-size-asian="10.5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9pt" fo:font-style="normal" fo:font-weight="normal" officeooo:rsid="00d8cd8e" officeooo:paragraph-rsid="00d8cd8e" style:font-size-asian="10.5pt" style:font-style-asian="normal" style:font-weight-asian="normal" style:font-size-complex="14pt" style:font-style-complex="normal" style:font-weight-complex="normal"/>
    </style:style>
    <style:style style:name="P67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9pt" fo:font-weight="bold" officeooo:rsid="00ef68d3" officeooo:paragraph-rsid="00ef68d3" style:font-size-asian="10.5pt" style:font-weight-asian="bold" style:font-size-complex="14pt" style:font-weight-complex="bold"/>
    </style:style>
    <style:style style:name="P68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9pt" fo:font-weight="bold" officeooo:rsid="00d2a953" officeooo:paragraph-rsid="00e456b6" style:font-size-asian="10.5pt" style:font-weight-asian="bold" style:font-size-complex="14pt" style:font-weight-complex="bold"/>
    </style:style>
    <style:style style:name="P69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9pt" fo:font-weight="normal" officeooo:rsid="00caa4eb" officeooo:paragraph-rsid="00e456b6" style:font-size-asian="10.5pt" style:font-weight-asian="normal" style:font-size-complex="14pt" style:font-weight-complex="normal"/>
    </style:style>
    <style:style style:name="P70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fo:color="#000000" loext:opacity="100%" style:font-name="Helvetica LT Std" fo:font-size="9pt" style:text-underline-style="none" fo:font-weight="bold" officeooo:paragraph-rsid="00e2873f" style:font-name-asian="Microsoft YaHei" style:font-size-asian="10.5pt" style:font-weight-asian="bold" style:font-name-complex="Mangal1" style:font-size-complex="6pt" style:font-weight-complex="bold"/>
    </style:style>
    <style:style style:name="P71" style:family="paragraph" style:parent-style-name="Table_20_Contents">
      <loext:graphic-properties draw:fill-hatch-name="hatch"/>
      <style:paragraph-properties fo:margin-top="0.055cm" fo:margin-bottom="0.109cm" style:contextual-spacing="false" fo:line-height="115%" fo:text-align="end" style:justify-single-word="false" style:writing-mode="page"/>
      <style:text-properties fo:color="#666666" loext:opacity="100%" style:font-name="Helvetica LT Std" fo:font-size="9pt" fo:font-weight="normal" officeooo:rsid="00cb191a" officeooo:paragraph-rsid="00e2873f" style:font-size-asian="10.5pt" style:font-weight-asian="normal" style:font-size-complex="14pt" style:font-weight-complex="normal"/>
    </style:style>
    <style:style style:name="P72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666666" loext:opacity="100%" style:font-name="Helvetica LT Std" fo:font-size="9pt" fo:font-weight="normal" officeooo:rsid="00cb191a" officeooo:paragraph-rsid="00e2873f" style:font-size-asian="10.5pt" style:font-weight-asian="normal" style:font-size-complex="14pt" style:font-weight-complex="normal"/>
    </style:style>
    <style:style style:name="P73" style:family="paragraph" style:parent-style-name="Table_20_Contents">
      <loext:graphic-properties draw:fill-hatch-name="hatch"/>
      <style:paragraph-properties fo:margin-left="0.131cm" fo:margin-right="0.13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9pt" style:text-underline-style="none" fo:font-weight="normal" officeooo:paragraph-rsid="00e2873f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74" style:family="paragraph">
      <loext:graphic-properties draw:fill-color="#ffffff"/>
      <style:paragraph-properties style:writing-mode="lr-tb"/>
      <style:text-properties style:font-name="Helvetica LT Std" fo:font-size="8pt" style:font-size-asian="8pt" style:font-size-complex="8pt"/>
    </style:style>
    <style:style style:name="P75" style:family="paragraph">
      <loext:graphic-properties draw:fill="none" draw:fill-color="#ffffff"/>
      <style:paragraph-properties style:writing-mode="lr-tb"/>
      <style:text-properties style:font-name="Helvetica LT Std" fo:font-size="8pt" style:font-size-asian="8pt" style:font-size-complex="8pt"/>
    </style:style>
    <style:style style:name="T1" style:family="text">
      <style:text-properties officeooo:rsid="00ec21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0cb191a" style:font-weight-asian="normal" style:font-weight-complex="normal"/>
    </style:style>
    <style:style style:name="T5" style:family="text">
      <style:text-properties fo:font-weight="normal" officeooo:rsid="00dc6234" style:font-weight-asian="normal" style:font-weight-complex="normal"/>
    </style:style>
    <style:style style:name="T6" style:family="text">
      <style:text-properties fo:font-weight="normal" officeooo:rsid="00e2873f" style:font-weight-asian="normal" style:font-weight-complex="normal"/>
    </style:style>
    <style:style style:name="T7" style:family="text">
      <style:text-properties fo:font-weight="normal" style:font-size-asian="5.25pt" style:font-weight-asian="normal" style:font-size-complex="6pt" style:font-weight-complex="normal"/>
    </style:style>
    <style:style style:name="T8" style:family="text">
      <style:text-properties fo:font-weight="normal" officeooo:rsid="00bb1233" style:font-size-asian="8pt" style:font-weight-asian="normal" style:font-size-complex="8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Helvetica LT Std" fo:font-size="12pt" style:font-name-asian="Microsoft YaHei" style:font-name-complex="Mangal1"/>
    </style:style>
    <style:style style:name="T11" style:family="text">
      <style:text-properties fo:color="#000000" loext:opacity="100%" style:font-name="Helvetica LT Std" fo:font-size="12pt" fo:font-weight="normal" style:font-name-asian="Microsoft YaHei" style:font-weight-asian="normal" style:font-name-complex="Mangal1" style:font-weight-complex="normal"/>
    </style:style>
    <style:style style:name="T12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3" style:family="text">
      <style:text-properties fo:color="#000000" loext:opacity="100%" style:font-name="Helvetica LT Std" fo:font-size="11pt" fo:font-style="normal" style:text-underline-style="none" fo:font-weight="normal" officeooo:rsid="00d3c71b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4" style:family="text">
      <style:text-properties fo:color="#000000" loext:opacity="100%" style:font-name="Helvetica LT Std" fo:font-size="11pt" fo:font-style="normal" style:text-underline-style="none" fo:font-weight="normal" officeooo:rsid="00d1d894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5" style:family="text">
      <style:text-properties fo:color="#000000" loext:opacity="100%" style:font-name="Helvetica LT Std" fo:font-size="11pt" fo:font-style="normal" style:text-underline-style="none" fo:font-weight="normal" officeooo:rsid="00ec21f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6" style:family="text">
      <style:text-properties fo:color="#000000" loext:opacity="100%" style:font-name="Helvetica LT Std" style:font-name-asian="Microsoft YaHei" style:font-name-complex="Mangal1"/>
    </style:style>
    <style:style style:name="T17" style:family="text">
      <style:text-properties fo:color="#000000" loext:opacity="100%" style:font-name="Helvetica LT Std" fo:font-weight="normal" style:font-name-asian="Microsoft YaHei" style:font-weight-asian="normal" style:font-name-complex="Mangal1" style:font-weight-complex="normal"/>
    </style:style>
    <style:style style:name="T18" style:family="text">
      <style:text-properties fo:color="#000000" loext:opacity="100%" style:font-name="Helvetica LT Std" fo:font-size="10pt" style:font-name-asian="Microsoft YaHei" style:font-name-complex="Mangal1"/>
    </style:style>
    <style:style style:name="T19" style:family="text">
      <style:text-properties fo:color="#000000" loext:opacity="100%" style:font-name="Helvetica LT Std" fo:font-size="10pt" fo:font-weight="normal" style:font-name-asian="Microsoft YaHei" style:font-weight-asian="normal" style:font-name-complex="Mangal1" style:font-weight-complex="normal"/>
    </style:style>
    <style:style style:name="T20" style:family="text">
      <style:text-properties fo:color="#000000" loext:opacity="100%" style:font-name="Helvetica LT Std" fo:font-style="normal" style:text-underline-style="none" fo:font-weight="normal" style:font-name-asian="Microsoft YaHei" style:font-style-asian="italic" style:font-weight-asian="normal" style:font-name-complex="Mangal1" style:font-style-complex="italic" style:font-weight-complex="normal"/>
    </style:style>
    <style:style style:name="T21" style:family="text">
      <style:text-properties fo:color="#000000" loext:opacity="100%" style:font-name="Helvetica LT Std" fo:font-style="normal" style:text-underline-style="none" fo:font-weight="normal" officeooo:rsid="00d3c71b" style:font-name-asian="Microsoft YaHei" style:font-style-asian="italic" style:font-weight-asian="normal" style:font-name-complex="Mangal1" style:font-style-complex="italic" style:font-weight-complex="normal"/>
    </style:style>
    <style:style style:name="T22" style:family="text">
      <style:text-properties fo:color="#000000" loext:opacity="100%" style:font-name="Helvetica LT Std" fo:font-style="normal" style:text-underline-style="none" fo:font-weight="normal" officeooo:rsid="00d1d894" style:font-name-asian="Microsoft YaHei" style:font-style-asian="italic" style:font-weight-asian="normal" style:font-name-complex="Mangal1" style:font-style-complex="italic" style:font-weight-complex="normal"/>
    </style:style>
    <style:style style:name="T23" style:family="text">
      <style:text-properties fo:color="#000000" loext:opacity="100%" style:font-name="Helvetica LT Std" fo:font-style="normal" style:text-underline-style="none" fo:font-weight="normal" officeooo:rsid="00ec21fa" style:font-name-asian="Microsoft YaHei" style:font-style-asian="italic" style:font-weight-asian="normal" style:font-name-complex="Mangal1" style:font-style-complex="italic" style:font-weight-complex="normal"/>
    </style:style>
    <style:style style:name="T24" style:family="text">
      <style:text-properties fo:color="#000000" loext:opacity="100%" style:font-name="Helvetica LT Std" fo:font-size="9pt" fo:font-style="normal" style:text-underline-style="none" fo:font-weight="normal" style:font-name-asian="Microsoft YaHei" style:font-style-asian="italic" style:font-weight-asian="normal" style:font-name-complex="Mangal1" style:font-style-complex="italic" style:font-weight-complex="normal"/>
    </style:style>
    <style:style style:name="T25" style:family="text">
      <style:text-properties fo:color="#000000" loext:opacity="100%" style:font-name="Helvetica LT Std" fo:font-size="9pt" fo:font-style="normal" style:text-underline-style="none" fo:font-weight="normal" officeooo:rsid="00d3c71b" style:font-name-asian="Microsoft YaHei" style:font-style-asian="italic" style:font-weight-asian="normal" style:font-name-complex="Mangal1" style:font-style-complex="italic" style:font-weight-complex="normal"/>
    </style:style>
    <style:style style:name="T26" style:family="text">
      <style:text-properties fo:color="#000000" loext:opacity="100%" style:font-name="Helvetica LT Std" fo:font-size="9pt" fo:font-style="normal" style:text-underline-style="none" fo:font-weight="normal" officeooo:rsid="00d1d894" style:font-name-asian="Microsoft YaHei" style:font-style-asian="italic" style:font-weight-asian="normal" style:font-name-complex="Mangal1" style:font-style-complex="italic" style:font-weight-complex="normal"/>
    </style:style>
    <style:style style:name="T27" style:family="text">
      <style:text-properties fo:color="#000000" loext:opacity="100%" style:font-name="Helvetica LT Std" fo:font-size="9pt" fo:font-style="normal" style:text-underline-style="none" fo:font-weight="normal" officeooo:rsid="00ec21fa" style:font-name-asian="Microsoft YaHei" style:font-style-asian="italic" style:font-weight-asian="normal" style:font-name-complex="Mangal1" style:font-style-complex="italic" style:font-weight-complex="normal"/>
    </style:style>
    <style:style style:name="T28" style:family="text">
      <style:text-properties fo:color="#000000" loext:opacity="100%" fo:font-weight="normal" style:font-weight-asian="normal" style:font-weight-complex="normal"/>
    </style:style>
    <style:style style:name="T29" style:family="text">
      <style:text-properties fo:color="#000000" loext:opacity="100%" fo:font-weight="normal" officeooo:rsid="00d1d894" style:font-weight-asian="normal" style:font-weight-complex="normal"/>
    </style:style>
    <style:style style:name="T30" style:family="text">
      <style:text-properties fo:color="#000000" loext:opacity="100%" fo:font-weight="normal" officeooo:rsid="00e0c18b" style:font-weight-asian="normal" style:font-weight-complex="normal"/>
    </style:style>
    <style:style style:name="T31" style:family="text">
      <style:text-properties fo:color="#000000" loext:opacity="100%" fo:font-weight="normal" officeooo:rsid="00d6579b" style:font-weight-asian="normal" style:font-weight-complex="normal"/>
    </style:style>
    <style:style style:name="T32" style:family="text">
      <style:text-properties fo:color="#000000" loext:opacity="100%" fo:font-weight="normal" officeooo:rsid="00e2873f" style:font-weight-asian="normal" style:font-weight-complex="normal"/>
    </style:style>
    <style:style style:name="T33" style:family="text">
      <style:text-properties fo:color="#000000" loext:opacity="100%" fo:font-weight="normal" officeooo:rsid="00cb191a" style:font-weight-asian="normal" style:font-weight-complex="normal"/>
    </style:style>
    <style:style style:name="T34" style:family="text">
      <style:text-properties fo:color="#000000" loext:opacity="100%" fo:font-weight="normal" officeooo:rsid="00ec21fa" style:font-weight-asian="normal" style:font-weight-complex="normal"/>
    </style:style>
    <style:style style:name="T35" style:family="text">
      <style:text-properties fo:color="#000000" loext:opacity="100%" fo:font-weight="normal" officeooo:rsid="00ef68d3" style:font-weight-asian="normal" style:font-weight-complex="normal"/>
    </style:style>
    <style:style style:name="T36" style:family="text">
      <style:text-properties fo:color="#000000" loext:opacity="100%" fo:font-weight="bold" officeooo:rsid="00cb191a" style:font-weight-asian="bold" style:font-weight-complex="bold"/>
    </style:style>
    <style:style style:name="T37" style:family="text">
      <style:text-properties fo:color="#000000" loext:opacity="100%" fo:font-style="normal" style:font-style-asian="normal" style:font-style-complex="normal"/>
    </style:style>
    <style:style style:name="T38" style:family="text">
      <style:text-properties fo:color="#000000" loext:opacity="100%" fo:font-style="normal" officeooo:rsid="00da5bb0" style:font-style-asian="normal" style:font-style-complex="normal"/>
    </style:style>
    <style:style style:name="T39" style:family="text">
      <style:text-properties fo:color="#000000" loext:opacity="100%" fo:font-style="normal" officeooo:rsid="00d8cd8e" style:font-style-asian="normal" style:font-style-complex="normal"/>
    </style:style>
    <style:style style:name="T40" style:family="text">
      <style:text-properties fo:color="#000000" loext:opacity="100%" fo:font-style="normal" officeooo:rsid="00e0c18b" style:font-style-asian="normal" style:font-style-complex="normal"/>
    </style:style>
    <style:style style:name="T41" style:family="text">
      <style:text-properties fo:color="#000000" loext:opacity="100%" fo:font-style="italic" officeooo:rsid="00e0c18b" style:font-style-asian="italic" style:font-style-complex="italic"/>
    </style:style>
    <style:style style:name="T42" style:family="text">
      <style:text-properties fo:color="#000000" loext:opacity="100%" fo:font-style="italic" fo:font-weight="normal" officeooo:rsid="00ef68d3" style:font-style-asian="italic" style:font-weight-asian="normal" style:font-style-complex="italic" style:font-weight-complex="normal"/>
    </style:style>
    <style:style style:name="T43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44" style:family="text">
      <style:text-properties fo:color="#000000" loext:opacity="100%" style:font-name="Helvetica LT Std2" fo:font-weight="normal" officeooo:rsid="00e2873f" style:font-weight-asian="normal" style:font-name-complex="Helvetica LT Std1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b96422" style:font-weight-asian="bold" style:font-weight-complex="bold"/>
    </style:style>
    <style:style style:name="T47" style:family="text">
      <style:text-properties fo:font-weight="bold" officeooo:rsid="00c82291" style:font-weight-asian="bold" style:font-weight-complex="bold"/>
    </style:style>
    <style:style style:name="T48" style:family="text">
      <style:text-properties fo:font-weight="bold" officeooo:rsid="00cb191a" style:font-weight-asian="bold" style:font-weight-complex="bold"/>
    </style:style>
    <style:style style:name="T49" style:family="text">
      <style:text-properties fo:font-weight="bold" officeooo:rsid="011ff175" style:font-weight-asian="bold" style:font-weight-complex="bold"/>
    </style:style>
    <style:style style:name="T50" style:family="text">
      <style:text-properties fo:font-weight="bold" officeooo:rsid="00dc0398" style:font-weight-asian="bold" style:font-weight-complex="bold"/>
    </style:style>
    <style:style style:name="T51" style:family="text">
      <style:text-properties fo:font-weight="bold" officeooo:rsid="00c1e829" style:font-weight-asian="bold" style:font-weight-complex="bold"/>
    </style:style>
    <style:style style:name="T52" style:family="text">
      <style:text-properties fo:font-weight="bold" officeooo:rsid="00e2873f" style:font-weight-asian="bold" style:font-weight-complex="bold"/>
    </style:style>
    <style:style style:name="T53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54" style:family="text">
      <style:text-properties style:use-window-font-color="true" loext:opacity="0%"/>
    </style:style>
    <style:style style:name="T55" style:family="text">
      <style:text-properties style:use-window-font-color="true" loext:opacity="0%" fo:font-style="italic" officeooo:rsid="00b96422" style:font-style-asian="italic" style:font-style-complex="italic"/>
    </style:style>
    <style:style style:name="T56" style:family="text">
      <style:text-properties style:use-window-font-color="true" loext:opacity="0%" fo:font-style="italic" officeooo:rsid="00b43114" style:font-style-asian="italic" style:font-style-complex="italic"/>
    </style:style>
    <style:style style:name="T57" style:family="text">
      <style:text-properties style:use-window-font-color="true" loext:opacity="0%" fo:font-style="italic" officeooo:rsid="00d2a953" style:font-style-asian="italic" style:font-style-complex="italic"/>
    </style:style>
    <style:style style:name="T58" style:family="text">
      <style:text-properties style:use-window-font-color="true" loext:opacity="0%" fo:font-style="italic" officeooo:rsid="00bb1233" style:font-style-asian="italic" style:font-style-complex="italic"/>
    </style:style>
    <style:style style:name="T59" style:family="text">
      <style:text-properties style:use-window-font-color="true" loext:opacity="0%" fo:font-style="italic" officeooo:rsid="00f6e5b0" style:font-style-asian="italic" style:font-style-complex="italic"/>
    </style:style>
    <style:style style:name="T60" style:family="text">
      <style:text-properties style:use-window-font-color="true" loext:opacity="0%" fo:font-style="italic" officeooo:rsid="00b96422" style:font-size-asian="6pt" style:font-style-asian="italic" style:font-size-complex="6pt" style:font-style-complex="italic"/>
    </style:style>
    <style:style style:name="T61" style:family="text">
      <style:text-properties style:use-window-font-color="true" loext:opacity="0%" fo:font-size="6pt" style:font-size-asian="6pt" style:font-size-complex="6pt"/>
    </style:style>
    <style:style style:name="T62" style:family="text">
      <style:text-properties style:use-window-font-color="true" loext:opacity="0%" fo:font-size="6pt" fo:font-style="italic" officeooo:rsid="00b96422" style:font-size-asian="6pt" style:font-style-asian="italic" style:font-size-complex="6pt" style:font-style-complex="italic"/>
    </style:style>
    <style:style style:name="T63" style:family="text">
      <style:text-properties style:use-window-font-color="true" loext:opacity="0%" fo:font-size="8pt" fo:font-style="italic" officeooo:rsid="00b96422" style:font-size-asian="6pt" style:font-style-asian="italic" style:font-size-complex="6pt" style:font-style-complex="italic"/>
    </style:style>
    <style:style style:name="T64" style:family="text">
      <style:text-properties style:use-window-font-color="true" loext:opacity="0%" style:font-size-asian="6pt" style:font-size-complex="6pt"/>
    </style:style>
    <style:style style:name="T65" style:family="text">
      <style:text-properties style:use-window-font-color="true" loext:opacity="0%" fo:font-size="4pt" style:font-size-asian="6pt" style:font-size-complex="6pt"/>
    </style:style>
    <style:style style:name="T66" style:family="text">
      <style:text-properties officeooo:rsid="00b96422"/>
    </style:style>
    <style:style style:name="T67" style:family="text">
      <style:text-properties officeooo:rsid="00ba659c"/>
    </style:style>
    <style:style style:name="T68" style:family="text">
      <style:text-properties officeooo:rsid="00bb1233"/>
    </style:style>
    <style:style style:name="T69" style:family="text">
      <style:text-properties fo:color="#666666" loext:opacity="100%" fo:font-weight="normal" style:font-weight-asian="normal" style:font-name-complex="Helvetica LT Std1"/>
    </style:style>
    <style:style style:name="T70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71" style:family="text">
      <style:text-properties fo:color="#666666" loext:opacity="100%" fo:font-style="normal" style:font-style-asian="normal" style:font-style-complex="normal"/>
    </style:style>
    <style:style style:name="T72" style:family="text">
      <style:text-properties officeooo:rsid="00caa4eb"/>
    </style:style>
    <style:style style:name="T73" style:family="text">
      <style:text-properties officeooo:rsid="00cb191a"/>
    </style:style>
    <style:style style:name="T74" style:family="text">
      <style:text-properties officeooo:rsid="011ff175"/>
    </style:style>
    <style:style style:name="T75" style:family="text">
      <style:text-properties officeooo:rsid="00c1e829"/>
    </style:style>
    <style:style style:name="T76" style:family="text">
      <style:text-properties officeooo:rsid="016f9ac5"/>
    </style:style>
    <style:style style:name="T77" style:family="text">
      <style:text-properties officeooo:rsid="0149fdb0"/>
    </style:style>
    <style:style style:name="T78" style:family="text">
      <style:text-properties officeooo:rsid="00d1d894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da5bb0" style:font-style-asian="italic" style:font-style-complex="italic"/>
    </style:style>
    <style:style style:name="T81" style:family="text">
      <style:text-properties fo:font-style="italic" officeooo:rsid="00d8cd8e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da48ab" style:font-style-asian="normal" style:font-style-complex="normal"/>
    </style:style>
    <style:style style:name="T84" style:family="text">
      <style:text-properties fo:font-style="normal" officeooo:rsid="00da5bb0" style:font-style-asian="normal" style:font-style-complex="normal"/>
    </style:style>
    <style:style style:name="T85" style:family="text">
      <style:text-properties officeooo:rsid="00d2a953"/>
    </style:style>
    <style:style style:name="T86" style:family="text">
      <style:text-properties officeooo:rsid="00d3c71b"/>
    </style:style>
    <style:style style:name="T87" style:family="text">
      <style:text-properties officeooo:rsid="00da5bb0"/>
    </style:style>
    <style:style style:name="T88" style:family="text">
      <style:text-properties officeooo:rsid="00dc0398"/>
    </style:style>
    <style:style style:name="T89" style:family="text">
      <style:text-properties officeooo:rsid="00dc6234"/>
    </style:style>
    <style:style style:name="T90" style:family="text">
      <style:text-properties officeooo:rsid="00e025ca"/>
    </style:style>
    <style:style style:name="T91" style:family="text">
      <style:text-properties fo:font-size="8pt" officeooo:rsid="00bb1233" style:font-size-asian="8pt" style:font-size-complex="8pt"/>
    </style:style>
    <style:style style:name="T92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93" style:family="text">
      <style:text-properties fo:font-size="8pt" fo:font-weight="normal" style:font-size-asian="5.25pt" style:font-weight-asian="normal" style:font-size-complex="6pt" style:font-weight-complex="normal"/>
    </style:style>
    <style:style style:name="T94" style:family="text">
      <style:text-properties fo:font-size="8pt" officeooo:rsid="00b96422" style:font-size-asian="10pt" style:font-size-complex="10pt"/>
    </style:style>
    <style:style style:name="T95" style:family="text">
      <style:text-properties officeooo:rsid="016f9ac5" style:letter-kerning="false"/>
    </style:style>
    <style:style style:name="T96" style:family="text">
      <style:text-properties officeooo:rsid="00e2873f"/>
    </style:style>
    <style:style style:name="T97" style:family="text">
      <style:text-properties fo:font-size="10pt" officeooo:rsid="00b96422" style:font-size-asian="10pt" style:font-size-complex="10pt"/>
    </style:style>
    <style:style style:name="T98" style:family="text">
      <style:text-properties officeooo:rsid="00e456b6"/>
    </style:style>
    <style:style style:name="T99" style:family="text">
      <style:text-properties officeooo:rsid="00ede589"/>
    </style:style>
    <style:style style:name="T100" style:family="text">
      <style:text-properties officeooo:rsid="00ef68d3"/>
    </style:style>
    <style:style style:name="T101" style:family="text">
      <style:text-properties fo:font-size="17pt" style:font-size-asian="17pt" style:font-size-complex="17pt"/>
    </style:style>
    <style:style style:name="T102" style:family="text">
      <style:text-properties fo:font-size="17pt" officeooo:rsid="00e0c18b" style:font-size-asian="17pt" style:font-size-complex="17pt"/>
    </style:style>
    <style:style style:name="T103" style:family="text">
      <style:text-properties fo:font-size="17pt" officeooo:rsid="00e2873f" style:font-size-asian="17pt" style:font-size-complex="17pt"/>
    </style:style>
    <style:style style:name="T104" style:family="text">
      <style:text-properties fo:font-size="17pt" officeooo:rsid="00f065aa" style:font-size-asian="17pt" style:font-size-complex="17pt"/>
    </style:style>
    <style:style style:name="T105" style:family="text">
      <style:text-properties officeooo:rsid="00f065aa"/>
    </style:style>
    <style:style style:name="T106" style:family="text">
      <style:text-properties officeooo:rsid="00f364e4"/>
    </style:style>
    <style:style style:name="T107" style:family="text">
      <style:text-properties officeooo:rsid="00f4c12e"/>
    </style:style>
    <style:style style:name="T108" style:family="text">
      <style:text-properties officeooo:rsid="00f51bb3"/>
    </style:style>
    <style:style style:name="T109" style:family="text">
      <style:text-properties officeooo:rsid="00d8cd8e"/>
    </style:style>
    <style:style style:name="T110" style:family="text">
      <style:text-properties style:font-size-asian="17pt" style:font-size-complex="17pt"/>
    </style:style>
    <style:style style:name="T111" style:family="text">
      <style:text-properties officeooo:rsid="00e0c18b" style:font-size-asian="17pt" style:font-size-complex="17pt"/>
    </style:style>
    <style:style style:name="T112" style:family="text">
      <style:text-properties officeooo:rsid="00e2873f" style:font-size-asian="17pt" style:font-size-complex="17pt"/>
    </style:style>
    <style:style style:name="T113" style:family="text">
      <style:text-properties officeooo:rsid="00f065aa" style:font-size-asian="17pt" style:font-size-complex="17pt"/>
    </style:style>
    <style:style style:name="T114" style:family="text">
      <style:text-properties fo:font-size="15pt" style:font-size-asian="17pt" style:font-size-complex="17pt"/>
    </style:style>
    <style:style style:name="T115" style:family="text">
      <style:text-properties fo:font-size="15pt" officeooo:rsid="00e0c18b" style:font-size-asian="17pt" style:font-size-complex="17pt"/>
    </style:style>
    <style:style style:name="T116" style:family="text">
      <style:text-properties fo:font-size="15pt" officeooo:rsid="00e2873f" style:font-size-asian="17pt" style:font-size-complex="17pt"/>
    </style:style>
    <style:style style:name="T117" style:family="text">
      <style:text-properties fo:font-size="15pt" officeooo:rsid="00f065aa" style:font-size-asian="17pt" style:font-size-complex="17pt"/>
    </style:style>
    <style:style style:name="T118" style:family="text">
      <style:text-properties fo:font-size="6pt" fo:font-weight="normal" style:font-size-asian="5.25pt" style:font-weight-asian="normal" style:font-size-complex="6pt" style:font-weight-complex="normal"/>
    </style:style>
    <style:style style:name="T119" style:family="text">
      <style:text-properties fo:font-size="6pt" fo:font-weight="normal" officeooo:rsid="00bb1233" style:font-size-asian="8pt" style:font-weight-asian="normal" style:font-size-complex="8pt" style:font-weight-complex="normal"/>
    </style:style>
    <style:style style:name="T120" style:family="text">
      <style:text-properties fo:font-size="6pt" officeooo:rsid="00bb1233" style:font-size-asian="8pt" style:font-size-complex="8pt"/>
    </style:style>
    <style:style style:name="T121" style:family="text">
      <style:text-properties officeooo:rsid="00bb1233" style:font-size-asian="8pt" style:font-size-complex="8pt"/>
    </style:style>
    <style:style style:name="T122" style:family="text">
      <style:text-properties officeooo:rsid="00b96422" style:font-size-asian="10pt" style:font-size-complex="10pt"/>
    </style:style>
    <style:style style:name="T123" style:family="text">
      <style:text-properties officeooo:rsid="00f6e5b0"/>
    </style:style>
    <style:style style:name="T124" style:family="text">
      <style:text-properties fo:font-size="12pt" officeooo:rsid="00f6e5b0"/>
    </style:style>
    <style:style style:name="T125" style:family="text">
      <style:text-properties style:font-name="Helvetica LT Std" fo:font-size="8pt" style:font-size-asian="8pt" style:font-size-complex="8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349cm" fo:min-width="0.531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93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5">🏠 11, rue du Général Gouraud, 54 000 Nancy, FRANCE<text:line-break/>📞 07 50 35 22 62 [France]<text:line-break/>📧 maxime.meloux@protonmail.com</text:p>
          </table:table-cell>
          <table:covered-table-cell/>
          <table:table-cell table:style-name="Tableau1.A1" office:value-type="string">
            <text:p text:style-name="P12">Maxime MÉLOUX</text:p>
            <text:p text:style-name="P13"><text:span text:style-name="T18">Nationalité franç</text:span><text:span text:style-name="T19">aise</text:span></text:p>
            <text:p text:style-name="P16">2<text:span text:style-name="T88">6</text:span> ans</text:p>
          </table:table-cell>
        </table:table-row>
        <table:table-row>
          <table:table-cell table:style-name="Tableau1.A1" table:number-columns-spanned="3" office:value-type="string">
            <text:p text:style-name="P42"><text:s/></text:p>
            <text:p text:style-name="P43"><text:span text:style-name="T114">Étudiant en Master </text:span><text:span text:style-name="T115">2</text:span><text:span text:style-name="T114"> Traitement Automatique </text:span><text:span text:style-name="T116">des Langues</text:span><text:line-break/><text:span text:style-name="T117"> </text:span></text:p>
          </table:table-cell>
          <table:covered-table-cell/>
          <table:covered-table-cell/>
        </table:table-row>
        <table:table-row>
          <table:table-cell table:style-name="Tableau1.A3" table:number-columns-spanned="3" office:value-type="string">
            <text:h text:style-name="P19" text:outline-level="2">+ EXPÉRIENCE <text:span text:style-name="T89">PROFESSIONNELLE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7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31" text:outline-level="3">Mars <text:span text:style-name="T72">–</text:span> Août 2022<text:line-break/>(5 mois)</text:h>
          </table:table-cell>
          <table:table-cell table:style-name="Tableau1.B5" table:number-columns-spanned="2" office:value-type="string">
            <text:p text:style-name="P67">Stage en laboratoire :<text:span text:style-name="T2"> Apprentissage continu à coût réduit pour modèles de langage larges pré-entraînés.<text:line-break/></text:span><text:span text:style-name="T118"> </text:span></text:p>
            <text:p text:style-name="P60"><text:span text:style-name="T100">LORIA</text:span><text:span text:style-name="T85"> / Nancy</text:span>, <text:span text:style-name="T85">FRANCE</text:span></text:p>
          </table:table-cell>
          <table:covered-table-cell/>
        </table:table-row>
        <table:table-row>
          <table:table-cell table:style-name="Tableau1.A1" office:value-type="string">
            <text:h text:style-name="P32" text:outline-level="3">Sep 2021 <text:span text:style-name="T72">– </text:span>Juin 2022<text:line-break/><text:span text:style-name="T99">(contrat vacataire 30h)</text:span></text:h>
          </table:table-cell>
          <table:table-cell table:style-name="Tableau1.B6" table:number-columns-spanned="2" office:value-type="string">
            <text:p text:style-name="P68">Tuteur <text:span text:style-name="T2">en Python, Logique, </text:span><text:span text:style-name="T6">Science des Données </text:span><text:span text:style-name="T2">auprès d'étudiants de M1 Sciences du Langage.<text:line-break/></text:span><text:span text:style-name="T119"> </text:span></text:p>
            <text:p text:style-name="P61"><text:span text:style-name="T85">Université de Lorraine / Nancy</text:span>, <text:span text:style-name="T85">FRANCE</text:span></text:p>
          </table:table-cell>
          <table:covered-table-cell/>
        </table:table-row>
        <table:table-row>
          <table:table-cell table:style-name="Tableau1.A1" office:value-type="string">
            <text:h text:style-name="P33" text:outline-level="3">Fév 2020 – Août 2021</text:h>
          </table:table-cell>
          <table:table-cell table:style-name="Tableau1.B7" table:number-columns-spanned="2" office:value-type="string">
            <text:p text:style-name="P69"><text:span text:style-name="T45">Associé</text:span> au sein du projet "Recherche en Traitement Automatique <text:span text:style-name="T98">des Langues</text:span>". <text:span text:style-name="T73">Réalisation de diverses tâches de TAL et d'apprentissage machine pour le développement de produits Samsung.<text:line-break/></text:span><text:span text:style-name="T120"> </text:span></text:p>
            <text:p text:style-name="P62">Samsung Electronics &amp; Université Adam Mickiewicz / Poznań, POLOGNE</text:p>
          </table:table-cell>
          <table:covered-table-cell/>
        </table:table-row>
        <table:table-row>
          <table:table-cell table:style-name="Tableau1.A1" office:value-type="string">
            <text:h text:style-name="P34" text:outline-level="3">Mai 2019 (3 jours)</text:h>
          </table:table-cell>
          <table:table-cell table:style-name="Tableau1.B8" table:number-columns-spanned="2" office:value-type="string">
            <text:p text:style-name="P69"><text:span text:style-name="T48">Aide</text:span><text:span text:style-name="T73"> à l'organisation de la 9ème conférence Lang</text:span><text:span text:style-name="T105">ue</text:span><text:span text:style-name="T73"> &amp; Technologie (LTC).<text:line-break/></text:span><text:span text:style-name="T120"> </text:span></text:p>
            <text:p text:style-name="P62">Poznań, POLOGNE</text:p>
          </table:table-cell>
          <table:covered-table-cell/>
        </table:table-row>
        <table:table-row>
          <table:table-cell table:style-name="Tableau1.A1" office:value-type="string">
            <text:h text:style-name="P35" text:outline-level="3"><text:span text:style-name="T66">Juin ─ Août </text:span>2016<text:line-break/>(<text:span text:style-name="T66">8</text:span> semaines <text:span text:style-name="T66">+ 1</text:span>)</text:h>
          </table:table-cell>
          <table:table-cell table:style-name="Tableau1.B9" table:number-columns-spanned="2" office:value-type="string">
            <text:p text:style-name="P44"><text:span text:style-name="T46">Stage/</text:span><text:span text:style-name="T47">CDD</text:span><text:span text:style-name="T46"> </text:span><text:span text:style-name="T45">:</text:span> <text:span text:style-name="T68">Génération et filtrage automatique d'une base de données d'un million d'images de célébrités pour un logiciel de reconnaissance faciale, avec un taux d'erreur inférieur à 0,1%.<text:line-break/></text:span><text:span text:style-name="T120"> </text:span></text:p>
            <text:p text:style-name="P63"><text:span text:style-name="T73">i</text:span>d3 Technologies / Le Fontanil-Cornillon (Grenoble<text:span text:style-name="T106">)</text:span>, FRANCE</text:p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19" text:outline-level="2">+ <text:span text:style-name="T85">ÉTUDES &amp; DIPLÔMES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8" text:outline-level="3"><text:s/></text:h>
          </table:table-cell>
          <table:covered-table-cell/>
          <table:covered-table-cell/>
        </table:table-row>
        <table:table-row table:style-name="Tableau1.12">
          <table:table-cell table:style-name="Tableau1.A1" office:value-type="string">
            <text:h text:style-name="P36" text:outline-level="3">Sep 2022 <text:span text:style-name="T73">─ </text:span>Présent</text:h>
          </table:table-cell>
          <table:table-cell table:style-name="Tableau1.B12" table:number-columns-spanned="2" office:value-type="string">
            <text:p text:style-name="P48"><text:span text:style-name="T45">Master 2</text:span> en Traitement Automatique <text:span text:style-name="T96">des Langues</text:span></text:p>
            <text:p text:style-name="P49"><text:span text:style-name="T29">T</text:span><text:span text:style-name="T28">itulaire de la bourse d'excellence ORION.<text:line-break/></text:span><text:span text:style-name="T35">Projet logiciel : </text:span><text:span text:style-name="T42">VowelTuner</text:span><text:span text:style-name="T35">, application d'entraînement à la prononciation des voyelles françaises pour étrangers.</text:span></text:p>
            <text:p text:style-name="P71">IDMC, Université de Lorraine / Nancy, FRANCE</text:p>
          </table:table-cell>
          <table:covered-table-cell/>
        </table:table-row>
        <table:table-row>
          <table:table-cell table:style-name="Tableau1.A1" office:value-type="string">
            <text:h text:style-name="P26" text:outline-level="3">Sep 202<text:span text:style-name="T96">1</text:span> <text:span text:style-name="T73">─ </text:span><text:span text:style-name="T96">Juin 2022</text:span></text:h>
            <text:p text:style-name="P17"><text:line-break/><text:line-break/>Projet supervisé</text:p>
          </table:table-cell>
          <table:table-cell table:style-name="Tableau1.B13" table:number-columns-spanned="2" office:value-type="string">
            <text:p text:style-name="P45"><text:span text:style-name="T36">Master 1</text:span><text:span text:style-name="T33"> en Traitement Automatique </text:span><text:span text:style-name="T32">des Langues </text:span><text:span text:style-name="T33">– </text:span><text:span text:style-name="T34">m</text:span><text:span text:style-name="T30">oyenne : 17,91/20</text:span></text:p>
            <text:p text:style-name="P46"><text:span text:style-name="T29">Analyse </text:span><text:span text:style-name="T31">automatique</text:span><text:span text:style-name="T29"> de </text:span><text:span text:style-name="T32">l'évolution de</text:span><text:span text:style-name="T29">s positions idéologiques d'économistes américains. </text:span><text:span text:style-name="T32">Encadré par</text:span><text:span text:style-name="T29"> </text:span><text:span text:style-name="T32">professeur Samuel Ferey (</text:span><text:span text:style-name="T31">laboratoire BETA, Nancy</text:span><text:span text:style-name="T32">)</text:span><text:span text:style-name="T29">.</text:span></text:p>
            <text:p text:style-name="P72">IDMC, Université de Lorraine / Nancy, FRANCE</text:p>
          </table:table-cell>
          <table:covered-table-cell/>
        </table:table-row>
        <table:table-row>
          <table:table-cell table:style-name="Tableau1.A1" office:value-type="string">
            <text:h text:style-name="P34" text:outline-level="3">Sep 2017 ─ Sep 2020</text:h>
          </table:table-cell>
          <table:table-cell table:style-name="Tableau1.B14" table:number-columns-spanned="2" office:value-type="string">
            <text:p text:style-name="P47"><text:span text:style-name="T48">Licence LLCER Polonais</text:span><text:span text:style-name="T4"> – mention </text:span><text:span text:style-name="T5">très </text:span><text:span text:style-name="T4">bien</text:span></text:p>
            <text:p text:style-name="P47"><text:span text:style-name="T43">L3 </text:span><text:span text:style-name="T44">passée en</text:span><text:span text:style-name="T43"> </text:span><text:span text:style-name="T44">échange </text:span><text:span text:style-name="T43">Erasmus (Université Adam Mickiewicz, Pologne)</text:span></text:p>
            <text:p text:style-name="P50"><text:span text:style-name="T70">Université Charles de Gaulle </text:span><text:span text:style-name="T69">─</text:span><text:span text:style-name="T70"> Lille 3 / Villeneuve d'Ascq, FRANCE</text:span></text:p>
          </table:table-cell>
          <table:covered-table-cell/>
        </table:table-row>
        <table:table-row>
          <table:table-cell table:style-name="Tableau1.A1" office:value-type="string">
            <text:h text:style-name="P37" text:outline-level="3">Sep 2014 ─ <text:span text:style-name="T73">Sep </text:span>201<text:span text:style-name="T53">7</text:span><text:span text:style-name="T66"><text:line-break/></text:span><text:span text:style-name="T124"> </text:span><text:span text:style-name="T94"><text:s/></text:span><text:span text:style-name="T66"><text:line-break/>Projets </text:span><text:span text:style-name="T85">principaux</text:span></text:h>
          </table:table-cell>
          <table:table-cell table:style-name="Tableau1.B15" table:number-columns-spanned="2" office:value-type="string">
            <text:p text:style-name="P51"><text:span text:style-name="T48">Bachelor</text:span><text:span text:style-name="T73"> </text:span><text:span text:style-name="T50">ing</text:span><text:span text:style-name="T52">énieur</text:span><text:span text:style-name="T88"> </text:span><text:span text:style-name="T73">en</text:span><text:span text:style-name="T45"> </text:span><text:span text:style-name="T54">Modélisation Mathématique, Imagerie et Simulation<text:line-break/></text:span><text:span text:style-name="T65"> 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5"><text:span text:style-name="T55">J</text:span><text:span text:style-name="T56">eu </text:span><text:span text:style-name="T55">de karting </text:span><text:span text:style-name="T56">en 3D (C++/</text:span><text:span text:style-name="T55">OpenGL</text:span><text:span text:style-name="T56">)<text:line-break/>Lissage de contours </text:span><text:span text:style-name="T55">d'images</text:span><text:span text:style-name="T56"> (C)<text:line-break/></text:span><text:span text:style-name="T55">Gestion d'un tournoi d'échecs (MySQL)</text:span></text:p>
                </table:table-cell>
                <table:table-cell table:style-name="Tableau3.A1" office:value-type="string">
                  <text:p text:style-name="P56"><text:span text:style-name="T55">Compilateur orienté objet (</text:span><text:span text:style-name="T57">ANTLR, </text:span><text:span text:style-name="T55">Java)<text:line-break/>Noyau de système d'exploitation (</text:span><text:span text:style-name="T58">C/asm </text:span><text:span text:style-name="T55">x86)<text:line-break/>Interpréteur d'instructions MIPS (VHDL)</text:span><text:span text:style-name="T62"> </text:span></text:p>
                </table:table-cell>
              </table:table-row>
            </table:table>
            <text:p text:style-name="P57"><text:span text:style-name="T71">Ensimag / Grenoble, FRANCE</text:span></text:p>
          </table:table-cell>
          <table:covered-table-cell/>
        </table:table-row>
        <table:table-row>
          <table:table-cell table:style-name="Tableau1.A1" office:value-type="string">
            <text:h text:style-name="P38" text:outline-level="3">Sept 2012 ─ Juin 2014</text:h>
          </table:table-cell>
          <table:table-cell table:style-name="Tableau1.B16" table:number-columns-spanned="2" office:value-type="string">
            <text:p text:style-name="P70">Classes préparatoires <text:span text:style-name="T78">MP</text:span><text:span text:style-name="T86">SI/MP</text:span></text:p>
            <text:p text:style-name="P73">Lycée Blaise Pascal / Clermont-Ferrand<text:span text:style-name="T107">, </text:span>FRANCE</text:p>
          </table:table-cell>
          <table:covered-table-cell/>
        </table:table-row>
        <text:soft-page-break/>
        <table:table-row>
          <table:table-cell table:style-name="Tableau1.A1" table:number-columns-spanned="3" office:value-type="string">
            <text:h text:style-name="P20" text:outline-level="2">+ <text:span text:style-name="T108">RECHERCHE</text:span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8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p text:style-name="P65">Lucthmann, M., Méloux, M. (2022). <text:span text:style-name="T9">The economist, the judge, and the internet: A quantitative analysis of the Becker-Posner blog, 2004-2014.</text:span><text:span text:style-name="T109"> </text:span><text:span text:style-name="T81">I</text:span><text:span text:style-name="T79">NEM 2023</text:span><text:span text:style-name="T81"> </text:span><text:span text:style-name="T79">–</text:span><text:span text:style-name="T81"> </text:span><text:span text:style-name="T79">International Network for Economic Method</text:span><text:span text:style-name="T109">.</text:span></text:p>
            <text:p text:style-name="P66">Kubis, M., M<text:span text:style-name="T87">é</text:span>loux, M., Skorzewski, P., Lewandowski, M., Jho, G., <text:span text:style-name="T87">&amp;</text:span> Park, H. (2022).<text:span text:style-name="T9"> Part-of-speech models compression methods for on-device grapheme-to-phoneme conversion.</text:span> <text:span text:style-name="T79">ICASSP 2022 - 2022 IEEE International Conference on Acoustics, Speech and Signal Processing (ICASSP)</text:span>. https://doi.org/10.1109/icassp43922.2022.9746710 </text:p>
            <text:p text:style-name="P64"><text:span text:style-name="T84">Kaszefski-Yaschuk, S., </text:span><text:span text:style-name="T82">Keenan, J., </text:span><text:span text:style-name="T84">Khasanova, A. &amp; Méloux, M</text:span><text:span text:style-name="T82">. </text:span><text:span text:style-name="T84">(2022).</text:span><text:span text:style-name="T38"> </text:span><text:span text:style-name="T37">Newsjam: An </text:span><text:span text:style-name="T39">Multilingual </text:span><text:span text:style-name="T37">Summarization Tool for </text:span><text:span text:style-name="T39">News Articles.</text:span><text:span text:style-name="T82"> </text:span><text:span text:style-name="T83">e</text:span><text:span text:style-name="T79">KNO</text:span><text:span text:style-name="T80">W</text:span><text:span text:style-name="T79"> </text:span><text:span text:style-name="T82">2022. <text:s/></text:span><text:span text:style-name="T40">Récompense : </text:span><text:span text:style-name="T41">Best Paper Award</text:span><text:span text:style-name="T82"><text:line-break/></text:span></text:p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2" text:outline-level="2">+ LANG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9" text:outline-level="3"><text:s/></text:h>
          </table:table-cell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P58">Français :<text:span text:style-name="T2"> Natif (C2)</text:span></text:p>
            <text:p text:style-name="P59">Anglais : <text:span text:style-name="T2">Professionnel (TOEIC 985/990, C1-C2)</text:span></text:p>
            <text:p text:style-name="P59">Polonais :<text:span text:style-name="T2"> Avancé (B2 – C1</text:span><text:span text:style-name="T3">)</text:span></text:p>
          </table:table-cell>
          <table:covered-table-cell/>
          <table:table-cell table:style-name="Tableau1.A1" office:value-type="string">
            <text:p text:style-name="P58">Allemand :<text:span text:style-name="T2"> Intermédiaire (B1)</text:span></text:p>
            <text:p text:style-name="P59">Mandarin :<text:span text:style-name="T2"> Débutant (A1 – A2)</text:span></text:p>
            <text:p text:style-name="P59">Espagnol, Russe :<text:span text:style-name="T2"> Notions (A1)</text:span></text:p>
          </table:table-cell>
        </table:table-row>
        <table:table-row>
          <table:table-cell table:style-name="Tableau1.A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3" text:outline-level="2">+ COMPÉTENCES TECHNIQU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30" text:outline-level="3"><text:s/></text:h>
          </table:table-cell>
          <table:covered-table-cell/>
          <table:covered-table-cell/>
        </table:table-row>
        <table:table-row>
          <table:table-cell table:style-name="Tableau1.A1" office:value-type="string">
            <text:h text:style-name="P39" text:outline-level="3">Langages</text:h>
          </table:table-cell>
          <table:table-cell table:style-name="Tableau1.A1" table:number-columns-spanned="2" office:value-type="string">
            <text:p text:style-name="P52"><text:span text:style-name="T49">Python 3, C, </text:span><text:span text:style-name="T50">JavaScript</text:span><text:span text:style-name="T51">, HTML5/CSS3</text:span><text:span text:style-name="T88">, </text:span><text:span text:style-name="T74">C++, C#, </text:span><text:span text:style-name="T75">Java, Bash, </text:span><text:span text:style-name="T74">asm x86</text:span><text:span text:style-name="T75">, </text:span><text:span text:style-name="T74">node.js, </text:span><text:span text:style-name="T75">La</text:span><text:span text:style-name="T95">T</text:span><text:span text:style-name="T75">e</text:span><text:span text:style-name="T95">X</text:span><text:span text:style-name="T67">, </text:span><text:span text:style-name="T95">SQL</text:span><text:span text:style-name="T67">, R</text:span></text:p>
          </table:table-cell>
          <table:covered-table-cell/>
        </table:table-row>
        <table:table-row>
          <table:table-cell table:style-name="Tableau1.A1" office:value-type="string">
            <text:h text:style-name="P24" text:outline-level="3">Logiciels &amp; IDEs</text:h>
          </table:table-cell>
          <table:table-cell table:style-name="Tableau1.A1" table:number-columns-spanned="2" office:value-type="string">
            <text:p text:style-name="P53">Eclipse, Visual Studio, IntelliJ IDEA, <text:span text:style-name="T76">Docker, </text:span>Git, Maven, vim, <text:span text:style-name="T90">outils </text:span><text:span text:style-name="T77">Unix,</text:span> <text:span text:style-name="T95">Libre/MS </text:span><text:span text:style-name="T77">Office</text:span>...</text:p>
          </table:table-cell>
          <table:covered-table-cell/>
        </table:table-row>
        <table:table-row>
          <table:table-cell table:style-name="Tableau1.A1" office:value-type="string">
            <text:h text:style-name="P25" text:outline-level="3">Bibliothèques</text:h>
          </table:table-cell>
          <table:table-cell table:style-name="Tableau1.A1" table:number-columns-spanned="2" office:value-type="string">
            <text:h text:style-name="P54" text:outline-level="4">Pytorch, transformers, flair, pandas, <text:span text:style-name="T88">spaCy, </text:span>numpy, jQuery...</text:h>
          </table:table-cell>
          <table:covered-table-cell/>
        </table:table-row>
        <table:table-row>
          <table:table-cell table:style-name="Tableau1.A1" table:number-columns-spanned="3" office:value-type="string">
            <text:h text:style-name="P21" text:outline-level="2">+ LOISIRS ET AUTRES COMPÉTENCES</text:h>
          </table:table-cell>
          <table:covered-table-cell/>
          <table:covered-table-cell/>
        </table:table-row>
        <table:table-row>
          <table:table-cell table:style-name="Tableau1.A1" table:number-columns-spanned="3" office:value-type="string">
            <text:h text:style-name="P28" text:outline-level="3"><text:s/></text:h>
          </table:table-cell>
          <table:covered-table-cell/>
          <table:covered-table-cell/>
        </table:table-row>
        <table:table-row table:style-name="Tableau1.31">
          <table:table-cell table:style-name="Tableau1.A1" table:number-columns-spanned="3" office:value-type="string">
            <text:h text:style-name="P41" text:outline-level="4"><text:span text:style-name="T25">Projets de programmation </text:span><text:span text:style-name="T24">: </text:span><text:span text:style-name="T26">outils d'aide</text:span><text:span text:style-name="T24"> à l'apprentissage des langues, simulateurs/optimiseurs.</text:span></text:h>
            <text:h text:style-name="P40" text:outline-level="4">Sensibilisation à la sécurité informatique "ethical hacking" (conférences, challenges)</text:h>
            <text:h text:style-name="P40" text:outline-level="4">Cartographie open-source à but humanitaire (Humanitarian OpenStreetMap Team)</text:h>
            <text:p text:style-name="P18"><text:span text:style-name="T24">Loisirs : Randonnée en montagne, musique (accord</text:span><text:span text:style-name="T27">éon, guitare)</text:span></text:p>
          </table:table-cell>
          <table:covered-table-cell/>
          <table:covered-table-cell/>
        </table:table-row>
      </table:table>
      <text:p text:style-name="P2"/>
      <table:table table:name="Tableau2" table:style-name="Tableau2">
        <table:table-column table:style-name="Tableau2.A" table:number-columns-repeated="6"/>
        <table:table-row table:style-name="Tableau2.1">
          <table:table-cell table:style-name="Tableau2.A1" office:value-type="string">
            <text:p text:style-name="P7"><draw:g text:anchor-type="paragraph" draw:z-index="0" draw:name="DrawObject1" draw:style-name="gr1"><draw:g draw:name="DrawObject2" draw:style-name="gr2"><draw:custom-shape draw:name="Forme 1" draw:style-name="gr3" draw:text-style-name="P74" svg:width="0.53cm" svg:height="0.348cm" draw:transform="rotate (-1.5707963267949) translate (8.98525cm 2.397125cm)"><text:p/><draw:enhanced-geometry svg:viewBox="0 0 21600 21600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name="Forme 4" draw:style-name="gr3" draw:text-style-name="P74" svg:width="0.53cm" svg:height="0.348cm" draw:transform="rotate (-1.5707963267949) translate (6.88445833333333cm 2.40418055555556cm)"><text:p/><draw:enhanced-geometry svg:viewBox="0 0 21600 21600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name="Forme 5" draw:style-name="gr3" draw:text-style-name="P74" svg:width="0.53cm" svg:height="0.348cm" draw:transform="rotate (-1.5707963267949) translate (4.31976388888889cm 2.38301388888889cm)"><text:p/><draw:enhanced-geometry svg:viewBox="0 0 21600 21600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name="Forme 8" draw:style-name="gr3" draw:text-style-name="P74" svg:width="0.53cm" svg:height="0.348cm" draw:transform="rotate (-1.5707963267949) translate (1.86619444444444cm 2.39006944444444cm)"><text:p/><draw:enhanced-geometry svg:viewBox="0 0 21600 21600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name="Forme 9" draw:style-name="gr3" draw:text-style-name="P74" svg:width="0.53cm" svg:height="0.348cm" draw:transform="rotate (-1.5707963267949) translate (0.386291666666667cm 2.35655555555556cm)"><text:p/><draw:enhanced-geometry svg:viewBox="0 0 21600 21600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name="Forme 2" draw:style-name="gr3" draw:text-style-name="P74" svg:width="0.53cm" svg:height="0.348cm" draw:transform="rotate (-1.5707963267949) translate (10.2746527777778cm 2.36713888888889cm)"><text:p/><draw:enhanced-geometry svg:viewBox="0 0 21600 21600" draw:mirror-horizontal="false" draw:mirror-vertical="false" draw:text-areas="0 0 21600 21600" draw:type="pentagon-right" draw:modifiers="14423.920265780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draw:g><draw:g draw:name="DrawObject1" draw:style-name="gr2"><draw:frame draw:name="Cadre de texte 1" draw:style-name="gr4" draw:text-style-name="P75" svg:width="1.975cm" svg:height="0.394cm" draw:transform="rotate (0.785398163397448) translate (9.92716666666667cm 2.14841666666667cm)"><draw:text-box><text:p><text:span text:style-name="T125">Français (natif)</text:span></text:p></draw:text-box></draw:frame><draw:frame draw:name="Cadre de texte 6" draw:style-name="gr5" draw:text-style-name="P75" svg:width="1.267cm" svg:height="0.341cm" draw:transform="rotate (0.785747229247847) translate (1.51870833333333cm 2.11666666666667cm)"><draw:text-box><text:p><text:span text:style-name="T125">Mandarin</text:span></text:p></draw:text-box></draw:frame><draw:frame draw:name="Cadre de texte 7" draw:style-name="gr5" draw:text-style-name="P75" svg:width="2.195cm" svg:height="0.341cm" draw:transform="rotate (0.785747229247847) translate (0.0440972222222222cm 2.11843055555556cm)"><draw:text-box><text:p><text:span text:style-name="T125">Russe, espagnol</text:span></text:p></draw:text-box></draw:frame><draw:frame draw:name="Cadre de texte 2" draw:style-name="gr5" draw:text-style-name="P75" svg:width="1.154cm" svg:height="0.341cm" draw:transform="rotate (0.785747229247847) translate (6.53697222222222cm 2.16429166666667cm)"><draw:text-box><text:p><text:span text:style-name="T125">Polonais</text:span></text:p></draw:text-box></draw:frame><draw:frame draw:name="Cadre de texte 3" draw:style-name="gr5" draw:text-style-name="P75" svg:width="1.258cm" svg:height="0.341cm" draw:transform="rotate (0.785747229247847) translate (3.99520833333333cm 2.09373611111111cm)"><draw:text-box><text:p><text:span text:style-name="T125">Allemand</text:span></text:p></draw:text-box></draw:frame><draw:frame draw:name="Cadre de texte 4" draw:style-name="gr5" draw:text-style-name="P75" svg:width="3.176cm" svg:height="0.341cm" draw:transform="rotate (0.785049097547049) translate (8.63776388888889cm 2.15547222222222cm)"><draw:text-box><text:p><text:span text:style-name="T125">Anglais (TOEIC 985/990)</text:span></text:p></draw:text-box></draw:frame></draw:g></draw:g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</table:table-row>
        <table:table-row table:style-name="Tableau2.2">
          <table:table-cell table:style-name="Tableau2.A2" office:value-type="string">
            <text:p text:style-name="P9"><text:s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F2" office:value-type="string">
            <text:p text:style-name="P11"/>
          </table:table-cell>
        </table:table-row>
        <table:table-row table:style-name="Tableau2.2">
          <table:table-cell table:style-name="Tableau2.A3" office:value-type="string">
            <text:p text:style-name="P6">A1</text:p>
          </table:table-cell>
          <table:table-cell table:style-name="Tableau2.A3" office:value-type="string">
            <text:p text:style-name="P6">A2</text:p>
          </table:table-cell>
          <table:table-cell table:style-name="Tableau2.A3" office:value-type="string">
            <text:p text:style-name="P6">B1</text:p>
          </table:table-cell>
          <table:table-cell table:style-name="Tableau2.A3" office:value-type="string">
            <text:p text:style-name="P6">B2</text:p>
          </table:table-cell>
          <table:table-cell table:style-name="Tableau2.A3" office:value-type="string">
            <text:p text:style-name="P6">C1</text:p>
          </table:table-cell>
          <table:table-cell table:style-name="Tableau2.F3" office:value-type="string">
            <text:p text:style-name="P6">C2</text:p>
          </table:table-cell>
        </table:table-row>
        <table:table-row table:style-name="Tableau2.4">
          <table:table-cell table:style-name="Tableau2.A4" table:number-columns-spanned="2" office:value-type="string">
            <text:p text:style-name="P4">Débutant</text:p>
          </table:table-cell>
          <table:covered-table-cell/>
          <table:table-cell table:style-name="Tableau2.A4" table:number-columns-spanned="2" office:value-type="string">
            <text:p text:style-name="P4">Intermédiaire</text:p>
          </table:table-cell>
          <table:covered-table-cell/>
          <table:table-cell table:style-name="Tableau2.E4" table:number-columns-spanned="2" office:value-type="string">
            <text:p text:style-name="P5">Avancé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cm" style:contextual-spacing="false" fo:line-height="115%" fo:text-align="start" style:justify-single-word="false" style:page-number="auto" fo:background-color="transparent" fo:padding="0cm" fo:border="none" style:shadow="none" fo:keep-with-next="always" style:writing-mode="page" style:join-border="true"/>
      <style:text-properties fo:color="#808080" loext:opacity="100%" style:font-name="DejaVu Sans" fo:font-family="'DejaVu Sans'" style:font-style-name="Bold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2pt" style:font-name-complex="Mangal1" style:font-family-complex="Mangal" style:font-family-generic-complex="system" style:font-pitch-complex="variable" style:font-size-complex="12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style:contextual-spacing="false" fo:line-height="100%" fo:text-align="start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01cm" fo:margin-bottom="0cm" style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09cm" fo:margin-bottom="0.166cm" style:contextual-spacing="false" fo:line-height="100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ec21fa"/>
    </style:style>
    <style:style style:name="MT1" style:family="text">
      <style:text-properties officeooo:rsid="00ec21fa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axime Méloux – Curriculum Vitae – Page </text:span><text:page-number text:select-page="current">3</text:page-number><text:s/><text:span text:style-name="MT1">sur 2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4T19:14:04.197309694</meta:creation-date>
    <meta:editing-duration>PT7H46M38S</meta:editing-duration>
    <meta:editing-cycles>166</meta:editing-cycles>
    <meta:generator>LibreOffice/7.4.5.1$Windows_X86_64 LibreOffice_project/9c0871452b3918c1019dde9bfac75448afc4b57f</meta:generator>
    <dc:title>Normal</dc:title>
    <meta:initial-creator>Maxime Méloux</meta:initial-creator>
    <dc:date>2023-03-27T18:51:48.927000000</dc:date>
    <meta:print-date>2016-10-06T23:55:15.445000000</meta:print-date>
    <meta:document-statistic meta:table-count="3" meta:image-count="0" meta:object-count="0" meta:page-count="3" meta:paragraph-count="84" meta:word-count="587" meta:character-count="4106" meta:non-whitespace-character-count="3554"/>
  </office:meta>
</office:document-meta>
</file>